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opacity="100%" draw:textarea-horizontal-align="justify" draw:textarea-vertical-align="top" draw:auto-grow-height="false" fo:min-height="7.216cm" fo:min-width="16.716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2a6099" draw:opacity="100%" draw:textarea-horizontal-align="justify" draw:textarea-vertical-align="middle" draw:auto-grow-height="false" fo:min-height="3.64cm" fo:min-width="3.214cm" fo:padding-top="0.165cm" fo:padding-bottom="0.165cm" fo:padding-left="0.29cm" fo:padding-right="0.29cm" fo:wrap-option="wrap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ff0000" draw:opacity="50%" draw:textarea-horizontal-align="justify" draw:textarea-vertical-align="middle" draw:auto-grow-height="false" fo:min-height="2.226cm" fo:min-width="1.798cm" fo:padding-top="0.165cm" fo:padding-bottom="0.165cm" fo:padding-left="0.29cm" fo:padding-right="0.29cm" fo:wrap-option="wrap"/>
    </style:style>
    <style:style style:name="gr4" style:family="graphic" style:parent-style-name="objectwithoutfill">
      <style:graphic-properties svg:stroke-color="#000000" draw:marker-end="Linienspitzen_20_1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5.065cm"/>
      <style:paragraph-properties style:writing-mode="lr-tb"/>
    </style:style>
    <style:style style:name="gr6" style:family="graphic" style:parent-style-name="objectwithoutfill">
      <style:graphic-properties svg:stroke-color="#000000" draw:marker-end="Linienspitzen_20_2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4.477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 draw:opacity="100%"/>
      <style:paragraph-properties fo:text-align="center" style:writing-mode="lr-tb"/>
    </style:style>
    <style:style style:name="P3" style:family="paragraph">
      <loext:graphic-properties draw:fill-color="#2a6099" draw:opacity="100%"/>
      <style:paragraph-properties fo:text-align="center" style:writing-mode="lr-tb"/>
    </style:style>
    <style:style style:name="P4" style:family="paragraph">
      <loext:graphic-properties draw:fill-color="#ff0000" draw:opacity="50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7.25cm" svg:height="7.5cm" svg:x="3.25cm" svg:y="9.25cm">
          <text:p text:style-name="P1">Commits that contribute code to the projec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5cm" svg:height="5.5cm" svg:x="9.25cm" svg:y="10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3.25cm" svg:height="3.5cm" svg:x="9cm" svg:y="1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15.25cm" svg:y1="13.25cm" svg:x2="13cm" svg:y2="13.25cm">
          <text:p/>
        </draw:line>
        <draw:frame draw:style-name="gr5" draw:text-style-name="P7" draw:layer="layout" svg:width="5.565cm" svg:height="2.015cm" svg:x="15.18cm" svg:y="12.288cm">
          <draw:text-box>
            <text:p text:style-name="P6"><text:span text:style-name="T1">Commits that </text:span></text:p>
            <text:p text:style-name="P6"><text:span text:style-name="T1">interact with features </text:span></text:p>
            <text:p text:style-name="P6"><text:span text:style-name="T1">through dataflow</text:span></text:p>
          </draw:text-box>
        </draw:frame>
        <draw:line draw:style-name="gr6" draw:text-style-name="P5" draw:layer="layout" svg:x1="8cm" svg:y1="13.25cm" svg:x2="10.25cm" svg:y2="13.25cm">
          <text:p/>
        </draw:line>
        <draw:frame draw:style-name="gr7" draw:text-style-name="P7" draw:layer="layout" svg:width="4.977cm" svg:height="2.015cm" svg:x="3.25cm" svg:y="12.25cm">
          <draw:text-box>
            <text:p text:style-name="P6"><text:span text:style-name="T1">Commits that </text:span></text:p>
            <text:p text:style-name="P6"><text:span text:style-name="T1">structurally interact</text:span></text:p>
            <text:p text:style-name="P6"><text:span text:style-name="T1"><text:s/></text:span><text:span text:style-name="T1">with features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30T13:35:16.351980810</meta:creation-date>
    <dc:date>2023-06-06T14:25:57.006947956</dc:date>
    <meta:editing-duration>PT3H59M31S</meta:editing-duration>
    <meta:editing-cycles>5</meta:editing-cycles>
    <meta:generator>LibreOffice/7.3.7.2$Linux_X86_64 LibreOffice_project/30$Build-2</meta:generator>
    <meta:document-statistic meta:object-count="7"/>
  </office:meta>
</office:document-meta>
</file>